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c0ea4" officeooo:paragraph-rsid="000c0ea4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0c0ea4" officeooo:paragraph-rsid="000ed510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0c0ea4" officeooo:paragraph-rsid="000eec52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0c0ea4" officeooo:paragraph-rsid="00106062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0eec52" officeooo:paragraph-rsid="000eec52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0eec52" officeooo:paragraph-rsid="00106062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106062" officeooo:paragraph-rsid="00106062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normal" officeooo:rsid="000c0ea4" officeooo:paragraph-rsid="000c0ea4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0ed510" officeooo:paragraph-rsid="000eec52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0eec52" officeooo:paragraph-rsid="000eec52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0c0ea4" officeooo:paragraph-rsid="000c0ea4" style:font-size-asian="14pt" style:font-weight-asian="normal" style:font-size-complex="14pt" style:font-weight-complex="normal"/>
    </style:style>
    <style:style style:name="P12" style:family="paragraph" style:parent-style-name="Standard" style:list-style-name="L5">
      <style:text-properties fo:font-size="14pt" fo:font-weight="normal" officeooo:rsid="000eec52" officeooo:paragraph-rsid="0011bb82" style:font-size-asian="14pt" style:font-weight-asian="normal" style:font-size-complex="14pt" style:font-weight-complex="normal"/>
    </style:style>
    <style:style style:name="P13" style:family="paragraph" style:parent-style-name="Standard" style:list-style-name="L6">
      <style:text-properties fo:font-size="14pt" fo:font-weight="normal" officeooo:rsid="000eec52" officeooo:paragraph-rsid="000eec52" style:font-size-asian="14pt" style:font-weight-asian="normal" style:font-size-complex="14pt" style:font-weight-complex="normal"/>
    </style:style>
    <style:style style:name="P14" style:family="paragraph" style:parent-style-name="Standard" style:list-style-name="L7">
      <style:text-properties fo:font-size="14pt" fo:font-weight="normal" officeooo:rsid="000eec52" officeooo:paragraph-rsid="000eec52" style:font-size-asian="14pt" style:font-weight-asian="normal" style:font-size-complex="14pt" style:font-weight-complex="normal"/>
    </style:style>
    <style:style style:name="P15" style:family="paragraph" style:parent-style-name="Standard" style:list-style-name="L3">
      <style:text-properties fo:font-size="14pt" fo:font-weight="normal" officeooo:rsid="000eec52" officeooo:paragraph-rsid="000eec52" style:font-size-asian="14pt" style:font-weight-asian="normal" style:font-size-complex="14pt" style:font-weight-complex="normal"/>
    </style:style>
    <style:style style:name="P16" style:family="paragraph" style:parent-style-name="Standard">
      <style:text-properties fo:font-size="14pt" fo:font-weight="normal" officeooo:rsid="000eec52" officeooo:paragraph-rsid="00106062" style:font-size-asian="14pt" style:font-weight-asian="normal" style:font-size-complex="14pt" style:font-weight-complex="normal"/>
    </style:style>
    <style:style style:name="P17" style:family="paragraph" style:parent-style-name="Standard" style:list-style-name="L8">
      <style:text-properties fo:font-size="14pt" fo:font-weight="normal" officeooo:rsid="00106062" officeooo:paragraph-rsid="00106062" style:font-size-asian="14pt" style:font-weight-asian="normal" style:font-size-complex="14pt" style:font-weight-complex="normal"/>
    </style:style>
    <style:style style:name="P18" style:family="paragraph" style:parent-style-name="Standard" style:list-style-name="L1">
      <style:text-properties fo:font-size="14pt" fo:font-weight="normal" officeooo:rsid="0011bb82" officeooo:paragraph-rsid="0011bb82" style:font-size-asian="14pt" style:font-weight-asian="normal" style:font-size-complex="14pt" style:font-weight-complex="normal"/>
    </style:style>
    <style:style style:name="P19" style:family="paragraph" style:parent-style-name="Standard">
      <style:text-properties fo:font-size="14pt" fo:font-weight="normal" officeooo:rsid="0011bb82" officeooo:paragraph-rsid="0011bb82" style:font-size-asian="14pt" style:font-weight-asian="normal" style:font-size-complex="14pt" style:font-weight-complex="normal"/>
    </style:style>
    <style:style style:name="P20" style:family="paragraph" style:parent-style-name="Standard" style:list-style-name="L2">
      <style:text-properties fo:font-size="14pt" fo:font-weight="normal" officeooo:rsid="0011bb82" officeooo:paragraph-rsid="0011bb82" style:font-size-asian="14pt" style:font-weight-asian="normal" style:font-size-complex="14pt" style:font-weight-complex="normal"/>
    </style:style>
    <style:style style:name="P21" style:family="paragraph" style:parent-style-name="Standard" style:list-style-name="L12">
      <style:text-properties fo:font-size="14pt" fo:font-weight="normal" officeooo:rsid="0011bb82" officeooo:paragraph-rsid="0011bb82" style:font-size-asian="14pt" style:font-weight-asian="normal" style:font-size-complex="14pt" style:font-weight-complex="normal"/>
    </style:style>
    <style:style style:name="P22" style:family="paragraph" style:parent-style-name="Standard" style:list-style-name="L13">
      <style:text-properties fo:font-size="14pt" fo:font-weight="normal" officeooo:rsid="0011bb82" officeooo:paragraph-rsid="0011bb82" style:font-size-asian="14pt" style:font-weight-asian="normal" style:font-size-complex="14pt" style:font-weight-complex="normal"/>
    </style:style>
    <style:style style:name="P23" style:family="paragraph" style:parent-style-name="Standard" style:list-style-name="L17">
      <style:text-properties fo:font-size="14pt" fo:font-weight="normal" officeooo:rsid="0011bb82" officeooo:paragraph-rsid="0011bb82" style:font-size-asian="14pt" style:font-weight-asian="normal" style:font-size-complex="14pt" style:font-weight-complex="normal"/>
    </style:style>
    <style:style style:name="P24" style:family="paragraph" style:parent-style-name="Standard" style:list-style-name="L5">
      <style:text-properties fo:font-size="14pt" fo:font-weight="normal" officeooo:rsid="0011bb82" officeooo:paragraph-rsid="0011bb82" style:font-size-asian="14pt" style:font-weight-asian="normal" style:font-size-complex="14pt" style:font-weight-complex="normal"/>
    </style:style>
    <style:style style:name="P25" style:family="paragraph" style:parent-style-name="Standard" style:list-style-name="L3">
      <style:text-properties fo:font-size="14pt" fo:font-weight="bold" officeooo:rsid="000eec52" officeooo:paragraph-rsid="000eec52" style:font-size-asian="14pt" style:font-weight-asian="bold" style:font-size-complex="14pt" style:font-weight-complex="bold"/>
    </style:style>
    <style:style style:name="P26" style:family="paragraph" style:parent-style-name="Standard">
      <style:text-properties fo:font-size="14pt" fo:font-weight="bold" officeooo:rsid="0011bb82" officeooo:paragraph-rsid="0011bb82" style:font-size-asian="14pt" style:font-weight-asian="bold" style:font-size-complex="14pt" style:font-weight-complex="bold"/>
    </style:style>
    <style:style style:name="P27" style:family="paragraph" style:parent-style-name="Standard" style:list-style-name="L5">
      <style:text-properties fo:font-size="14pt" fo:font-weight="bold" officeooo:rsid="00106062" officeooo:paragraph-rsid="0011bb82" style:font-size-asian="14pt" style:font-weight-asian="bold" style:font-size-complex="14pt" style:font-weight-complex="bold"/>
    </style:style>
    <style:style style:name="P28" style:family="paragraph" style:parent-style-name="Standard" style:list-style-name="L18">
      <style:text-properties officeooo:paragraph-rsid="0011bb82"/>
    </style:style>
    <style:style style:name="T1" style:family="text">
      <style:text-properties fo:font-size="14pt" fo:font-weight="normal" officeooo:rsid="0011bb82" style:font-size-asian="14pt" style:font-weight-asian="normal" style:font-size-complex="14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06062"/>
    </style:style>
    <style:style style:name="T4" style:family="text">
      <style:text-properties officeooo:rsid="0011bb82"/>
    </style:style>
    <style:style style:name="T5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Reinforcement Agent Based Modeling</text:p>
      <text:p text:style-name="P1"/>
      <text:p text:style-name="P26">Three Layers supply chain:</text:p>
      <text:list xml:id="list703676181557267216" text:style-name="L1">
        <text:list-item>
          <text:p text:style-name="P18">facilities are now agents with demand and supply</text:p>
        </text:list-item>
      </text:list>
      <text:list xml:id="list6806428380375357364" text:style-name="L2">
        <text:list-item>
          <text:p text:style-name="P20">in phase 1: agents request goods from the next upper layer</text:p>
        </text:list-item>
        <text:list-item>
          <text:p text:style-name="P20">in phase 2: items are shipped from top to bottom</text:p>
        </text:list-item>
        <text:list-item>
          <text:p text:style-name="P20">in phase 3: reinforce</text:p>
        </text:list-item>
      </text:list>
      <text:p text:style-name="P8"/>
      <text:p text:style-name="P1"/>
      <text:p text:style-name="P26">Phase 1: How to request goods?</text:p>
      <text:p text:style-name="P1"/>
      <text:p text:style-name="P19">Probabilistic approach:</text:p>
      <text:list xml:id="list6297070272696797848" text:style-name="L13">
        <text:list-item>
          <text:p text:style-name="P22">probability is product of fidelity and visibility</text:p>
        </text:list-item>
      </text:list>
      <text:list xml:id="list2862490651278774693" text:style-name="L12">
        <text:list-item>
          <text:p text:style-name="P21">Fidelity: strength of the connection in the network ← → loyalty to store</text:p>
        </text:list-item>
        <text:list-item>
          <text:p text:style-name="P21">Visibility: Constant Matrix with 1 over the distance as entrance → ensures distance dependance</text:p>
        </text:list-item>
        <text:list-item>
          <text:p text:style-name="P21">beta: parameter to control weighting</text:p>
        </text:list-item>
      </text:list>
      <text:p text:style-name="P8"/>
      <text:p text:style-name="P26">Phase 2: How to ship items if demand is higher then supply</text:p>
      <text:list xml:id="list775942400607250259" text:style-name="L18">
        <text:list-item>
          <text:p text:style-name="P28"><text:span text:style-name="T1">Greedy Version:</text:span></text:p>
        </text:list-item>
      </text:list>
      <text:list xml:id="list3855192629174155829" text:style-name="L17">
        <text:list-item>
          <text:list>
            <text:list-item>
              <text:p text:style-name="P23">Ranking of Customers based on distances → most profitable for them</text:p>
            </text:list-item>
            <text:list-item>
              <text:p text:style-name="P23">fullfill demand from top to bottom</text:p>
            </text:list-item>
          </text:list>
        </text:list-item>
        <text:list-item>
          <text:p text:style-name="P23">Fidelity based version:</text:p>
          <text:list>
            <text:list-item>
              <text:p text:style-name="P23">reuse probability matrix and use it to probabilistic distribute the goods</text:p>
            </text:list-item>
          </text:list>
        </text:list-item>
        <text:list-item>
          <text:p text:style-name="P23">Common: ship only if trade is profitable</text:p>
        </text:list-item>
      </text:list>
      <text:p text:style-name="P19"/>
      <text:p text:style-name="P19"/>
      <text:p text:style-name="P26">Phase 3: <text:span text:style-name="T5">Reinforcement!!</text:span></text:p>
      <text:p text:style-name="P2"/>
      <text:list xml:id="list390526733998453751" text:style-name="L5">
        <text:list-item>
          <text:p text:style-name="P24">Conditions: successful shipping &amp; profitable</text:p>
        </text:list-item>
        <text:list-item>
          <text:p text:style-name="P12"><text:span text:style-name="T4">Reinforce connection in the fidelity matrix</text:span></text:p>
        </text:list-item>
        <text:list-item>
          <text:p text:style-name="P12"><text:span text:style-name="T4">create a decay mechanism to make a transition from exploration to convergence phase</text:span></text:p>
          <text:p text:style-name="P12"/>
          <text:p text:style-name="P27"/>
        </text:list-item>
      </text:list>
      <text:p text:style-name="P6"/>
      <text:p text:style-name="P16"/>
      <text:p text:style-name="P9"/>
      <text:p text:style-name="P10"/>
      <text:p text:style-name="P10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7T11:08:01.893341871</meta:creation-date>
    <dc:date>2015-12-17T17:47:19.792818841</dc:date>
    <meta:editing-duration>PT40M32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25" meta:word-count="186" meta:character-count="1061" meta:non-whitespace-character-count="917"/>
  </office:meta>
</office:document-meta>
</file>